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ifications to Model</text:p>
          </table:table-cell>
          <table:table-cell/>
          <table:table-cell office:value-type="string" calcext:value-type="string">
            <text:p>Source Liter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H+ production to Rubisco reaction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ed uncoupled oxygenase Rubisco Reaction</text:p>
          </table:table-cell>
          <table:table-cell office:value-type="string" calcext:value-type="string">
            <text:p>Blatke and Brautigam, 2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ed metabolite transporters corresponding to amino acids, sucrose, and other intermediate metabolites</text:p>
          </table:table-cell>
          <table:table-cell office:value-type="string" calcext:value-type="string">
            <text:p>Source Liter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-00-0000</text:date>, <text:time style:data-style-name="N2" text:time-value="10:28:18.549702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3:58:44.110222392</meta:creation-date>
    <dc:date>2022-02-20T15:15:51.703244440</dc:date>
    <meta:editing-duration>PT1H6M57S</meta:editing-duration>
    <meta:editing-cycles>1</meta:editing-cycles>
    <meta:generator>LibreOffice/6.4.7.2$Linux_X86_64 LibreOffice_project/40$Build-2</meta:generator>
    <meta:document-statistic meta:table-count="1" meta:cell-count="10" meta:object-count="0"/>
  </office:meta>
</office:document-meta>
</file>